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d ~/projects/marketing-monitor-v2</text:p>
      <text:p text:style-name="Standard">source .venv/bin/activate</text:p>
      <text:p text:style-name="Standard">python manage.py runserver 800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09:50:53.304360893</meta:creation-date>
    <dc:date>2026-03-20T09:51:17.748857139</dc:date>
    <meta:editing-duration>PT24S</meta:editing-duration>
    <meta:editing-cycles>1</meta:editing-cycles>
    <meta:document-statistic meta:table-count="0" meta:image-count="0" meta:object-count="0" meta:page-count="1" meta:paragraph-count="3" meta:word-count="8" meta:character-count="90" meta:non-whitespace-character-count="85"/>
    <meta:generator>LibreOffice/25.2.3.2$Linux_X86_64 LibreOffice_project/520$Build-2</meta:generator>
  </office:meta>
</office:document-meta>
</file>